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<text:soft-page-break/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2773949507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oft-page-break/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oft-page-break/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6:57:09.990046569</meta:creation-date>
    <dc:date>2021-07-18T16:58:01.743060170</dc:date>
    <meta:editing-duration>PT54S</meta:editing-duration>
    <meta:editing-cycles>1</meta:editing-cycles>
    <meta:document-statistic meta:table-count="0" meta:image-count="0" meta:object-count="0" meta:page-count="4" meta:paragraph-count="99" meta:word-count="1703" meta:character-count="9800" meta:non-whitespace-character-count="8162"/>
    <meta:generator>LibreOffice/6.4.7.2$Linux_X86_64 LibreOffice_project/40$Build-2</meta:generator>
  </office:meta>
</office:document-meta>
</file>